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HOUR</text:p>
          </table:table-cell>
          <table:table-cell office:value-type="string">
            <text:p>KNOTS</text:p>
          </table:table-cell>
          <table:table-cell office:value-type="string">
            <text:p>MID</text:p>
          </table:table-cell>
          <table:table-cell office:value-type="string">
            <text:p>SHIPS HEAD MAGNETIC COURSES STEERED</text:p>
          </table:table-cell>
          <table:table-cell office:value-type="string">
            <text:p>WINDS</text:p>
          </table:table-cell>
          <table:table-cell office:value-type="string">
            <text:p/>
          </table:table-cell>
          <table:table-cell office:value-type="string">
            <text:p>HOUR</text:p>
          </table:table-cell>
          <table:table-cell office:value-type="string">
            <text:p>BAROMETER</text:p>
          </table:table-cell>
          <table:table-cell office:value-type="string">
            <text:p/>
          </table:table-cell>
          <table:table-cell office:value-type="string">
            <text:p>TEMPERATU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Y SYMBOLS STATE OF THE WEATHER</text:p>
          </table:table-cell>
          <table:table-cell office:value-type="string">
            <text:p>FORMS OF SYMBOLS CLOUDS BY</text:p>
          </table:table-cell>
          <table:table-cell office:value-type="string">
            <text:p>SKY, IN 10THS PROP</text:p>
          </table:table-cell>
          <table:table-cell office:value-type="string">
            <text:p>STATE OF THE SEA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IRECTION MAGNETIC</text:p>
          </table:table-cell>
          <table:table-cell office:value-type="string">
            <text:p>DURING MILES FORCE INTERVAL</text:p>
          </table:table-cell>
          <table:table-cell office:value-type="string">
            <text:p/>
          </table:table-cell>
          <table:table-cell office:value-type="string">
            <text:p>HEIGHT IN INCHES</text:p>
          </table:table-cell>
          <table:table-cell office:value-type="string">
            <text:p>THER ATT'D</text:p>
          </table:table-cell>
          <table:table-cell office:value-type="string">
            <text:p>BULB AIR DRY</text:p>
          </table:table-cell>
          <table:table-cell office:value-type="string">
            <text:p>BULB AIR WET</text:p>
          </table:table-cell>
          <table:table-cell office:value-type="string">
            <text:p>SURFACE WA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OTS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SE</text:p>
          </table:table-cell>
          <table:table-cell office:value-type="string">
            <text:p>NW</text:p>
          </table:table-cell>
          <table:table-cell office:value-type="string">
            <text:p>13.1</text:p>
          </table:table-cell>
          <table:table-cell office:value-type="string">
            <text:p/>
          </table:table-cell>
          <table:table-cell office:value-type="string">
            <text:p>30.18</text:p>
          </table:table-cell>
          <table:table-cell office:value-type="string">
            <text:p>50</text:p>
          </table:table-cell>
          <table:table-cell office:value-type="string">
            <text:p>-18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C</text:p>
          </table:table-cell>
          <table:table-cell office:value-type="string">
            <text:p>CIR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W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N</text:p>
          </table:table-cell>
          <table:table-cell office:value-type="string">
            <text:p>12.9</text:p>
          </table:table-cell>
          <table:table-cell office:value-type="string">
            <text:p/>
          </table:table-cell>
          <table:table-cell office:value-type="string">
            <text:p>30.15</text:p>
          </table:table-cell>
          <table:table-cell office:value-type="string">
            <text:p>45</text:p>
          </table:table-cell>
          <table:table-cell office:value-type="string">
            <text:p>-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CIR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O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NW</text:p>
          </table:table-cell>
          <table:table-cell office:value-type="string">
            <text:p>12.3</text:p>
          </table:table-cell>
          <table:table-cell office:value-type="string">
            <text:p/>
          </table:table-cell>
          <table:table-cell office:value-type="string">
            <text:p>30.18</text:p>
          </table:table-cell>
          <table:table-cell office:value-type="string">
            <text:p>52</text:p>
          </table:table-cell>
          <table:table-cell office:value-type="string">
            <text:p>-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CIR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"</text:p>
          </table:table-cell>
          <table:table-cell office:value-type="string">
            <text:p>13.5</text:p>
          </table:table-cell>
          <table:table-cell office:value-type="string">
            <text:p/>
          </table:table-cell>
          <table:table-cell office:value-type="string">
            <text:p>30.11</text:p>
          </table:table-cell>
          <table:table-cell office:value-type="string">
            <text:p>40</text:p>
          </table:table-cell>
          <table:table-cell office:value-type="string">
            <text:p>-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CIR CIR NIMB STEAMER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SE</text:p>
          </table:table-cell>
          <table:table-cell office:value-type="string">
            <text:p>NWBW</text:p>
          </table:table-cell>
          <table:table-cell office:value-type="string">
            <text:p>15.1</text:p>
          </table:table-cell>
          <table:table-cell office:value-type="string">
            <text:p/>
          </table:table-cell>
          <table:table-cell office:value-type="string">
            <text:p>30.18</text:p>
          </table:table-cell>
          <table:table-cell office:value-type="string">
            <text:p>56</text:p>
          </table:table-cell>
          <table:table-cell office:value-type="string">
            <text:p>-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C</text:p>
          </table:table-cell>
          <table:table-cell office:value-type="string">
            <text:p>CIR CIR STEAMER NIMB OCS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NWBN</text:p>
          </table:table-cell>
          <table:table-cell office:value-type="string">
            <text:p>12.3</text:p>
          </table:table-cell>
          <table:table-cell office:value-type="string">
            <text:p/>
          </table:table-cell>
          <table:table-cell office:value-type="string">
            <text:p>30.21</text:p>
          </table:table-cell>
          <table:table-cell office:value-type="string">
            <text:p>55</text:p>
          </table:table-cell>
          <table:table-cell office:value-type="string">
            <text:p>-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CZ</text:p>
          </table:table-cell>
          <table:table-cell office:value-type="string">
            <text:p>CIR NIMB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O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"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30.22</text:p>
          </table:table-cell>
          <table:table-cell office:value-type="string">
            <text:p>54</text:p>
          </table:table-cell>
          <table:table-cell office:value-type="string">
            <text:p>-17.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C</text:p>
          </table:table-cell>
          <table:table-cell office:value-type="string">
            <text:p>CIR STEAMER NIMB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Sheet 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[(281, 478), (342, 478), (342, 528), (281, 528)]</text:p>
          </table:table-cell>
          <table:table-cell office:value-type="string">
            <text:p>[(365, 478), (424, 478), (424, 528), (365, 528)]</text:p>
          </table:table-cell>
          <table:table-cell office:value-type="string">
            <text:p>[(431, 504), (484, 504), (484, 593), (431, 593)]</text:p>
          </table:table-cell>
          <table:table-cell office:value-type="string">
            <text:p>[(508, 543), (746, 543), (746, 592), (508, 592)][(500, 619), (691, 619), (691, 668), (500, 668)][(538, 477), (707, 477), (707, 527), (538, 527)]</text:p>
          </table:table-cell>
          <table:table-cell office:value-type="string">
            <text:p>[(867, 423), (945, 423), (945, 472), (867, 472)]</text:p>
          </table:table-cell>
          <table:table-cell office:value-type="string">
            <text:p/>
          </table:table-cell>
          <table:table-cell office:value-type="string">
            <text:p>[(1074, 514), (1120, 514), (1120, 591), (1074, 591)]</text:p>
          </table:table-cell>
          <table:table-cell office:value-type="string">
            <text:p>[(1164, 423), (1293, 423), (1293, 474), (1164, 474)]</text:p>
          </table:table-cell>
          <table:table-cell office:value-type="string">
            <text:p/>
          </table:table-cell>
          <table:table-cell office:value-type="string">
            <text:p>[(1348, 422), (1510, 422), (1510, 475), (1348, 475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68, 503), (1692, 503), (1692, 555), (1568, 555)][(1566, 456), (1693, 456), (1693, 507), (1566, 507)][(1592, 480), (1671, 480), (1671, 532), (1592, 532)]</text:p>
          </table:table-cell>
          <table:table-cell office:value-type="string">
            <text:p>[(1734, 456), (1843, 456), (1843, 506), (1734, 506)][(1742, 503), (1835, 503), (1835, 553), (1742, 553)][(1731, 482), (1845, 482), (1845, 535), (1731, 535)]</text:p>
          </table:table-cell>
          <table:table-cell office:value-type="string">
            <text:p>[(1869, 458), (1922, 458), (1922, 593), (1869, 593)][(1848, 456), (1895, 456), (1895, 595), (1848, 595)]</text:p>
          </table:table-cell>
          <table:table-cell office:value-type="string">
            <text:p>[(1937, 456), (1992, 456), (1992, 505), (1937, 505)][(1932, 480), (1997, 480), (1997, 529), (1932, 529)][(1943, 504), (1982, 504), (1982, 552), (1943, 552)]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821, 511), (927, 511), (927, 561), (821, 561)][(767, 564), (946, 564), (946, 614), (767, 614)]</text:p>
          </table:table-cell>
          <table:table-cell office:value-type="string">
            <text:p>[(977, 567), (1083, 567), (1083, 618), (977, 618)][(980, 489), (1092, 489), (1092, 536), (980, 536)][(1003, 512), (1070, 512), (1070, 562), (1003, 562)][(942, 631), (1105, 631), (1105, 681), (942, 681)]</text:p>
          </table:table-cell>
          <table:table-cell office:value-type="string">
            <text:p/>
          </table:table-cell>
          <table:table-cell office:value-type="string">
            <text:p>[(1148, 499), (1247, 499), (1247, 549), (1148, 549)][(1164, 528), (1228, 528), (1228, 577), (1164, 577)]</text:p>
          </table:table-cell>
          <table:table-cell office:value-type="string">
            <text:p>[(1262, 503), (1316, 503), (1316, 552), (1262, 552)][(1265, 527), (1314, 527), (1314, 575), (1265, 575)]</text:p>
          </table:table-cell>
          <table:table-cell office:value-type="string">
            <text:p>[(1335, 537), (1386, 537), (1386, 586), (1335, 586)][(1344, 493), (1379, 493), (1379, 543), (1344, 543)][(1342, 513), (1381, 513), (1381, 561), (1342, 561)]</text:p>
          </table:table-cell>
          <table:table-cell office:value-type="string">
            <text:p>[(1404, 536), (1458, 536), (1458, 585), (1404, 585)][(1412, 492), (1450, 492), (1450, 542), (1412, 542)][(1411, 517), (1454, 517), (1454, 566), (1411, 566)]</text:p>
          </table:table-cell>
          <table:table-cell office:value-type="string">
            <text:p>[(1470, 533), (1538, 533), (1538, 582), (1470, 582)][(1470, 493), (1535, 493), (1535, 544), (1470, 544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278, 619), (348, 619), (348, 673), (278, 673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4, 677), (335, 677), (335, 729), (314, 729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5, 745), (336, 745), (336, 796), (315, 796)][(315, 808), (339, 808), (339, 856), (315, 856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550, 803), (676, 803), (676, 855), (550, 855)]</text:p>
          </table:table-cell>
          <table:table-cell office:value-type="string">
            <text:p>[(784, 812), (895, 812), (895, 866), (784, 866)]</text:p>
          </table:table-cell>
          <table:table-cell office:value-type="string">
            <text:p>[(993, 775), (1074, 775), (1074, 864), (993, 864)]</text:p>
          </table:table-cell>
          <table:table-cell office:value-type="string">
            <text:p/>
          </table:table-cell>
          <table:table-cell office:value-type="string">
            <text:p>[(1142, 813), (1257, 813), (1257, 861), (1142, 861)]</text:p>
          </table:table-cell>
          <table:table-cell office:value-type="string">
            <text:p>[(1268, 812), (1310, 812), (1310, 862), (1268, 862)]</text:p>
          </table:table-cell>
          <table:table-cell office:value-type="string">
            <text:p>[(1335, 769), (1421, 769), (1421, 860), (1335, 86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85, 798), (1655, 798), (1655, 857), (1585, 857)]</text:p>
          </table:table-cell>
          <table:table-cell office:value-type="string">
            <text:p>[(1714, 805), (1858, 805), (1858, 858), (1714, 858)]</text:p>
          </table:table-cell>
          <table:table-cell office:value-type="string">
            <text:p>[(1878, 813), (1912, 813), (1912, 864), (1878, 864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09, 871), (334, 871), (334, 919), (309, 919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5, 934), (336, 934), (336, 980), (315, 98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9, 993), (337, 993), (337, 1041), (319, 1041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603, 989), (629, 989), (629, 1038), (603, 1038)]</text:p>
          </table:table-cell>
          <table:table-cell office:value-type="string">
            <text:p>[(781, 1002), (911, 1002), (911, 1052), (781, 1052)]</text:p>
          </table:table-cell>
          <table:table-cell office:value-type="string">
            <text:p>[(1003, 967), (1079, 967), (1079, 1051), (1003, 1051)]</text:p>
          </table:table-cell>
          <table:table-cell office:value-type="string">
            <text:p/>
          </table:table-cell>
          <table:table-cell office:value-type="string">
            <text:p>[(1145, 997), (1249, 997), (1249, 1046), (1145, 1046)]</text:p>
          </table:table-cell>
          <table:table-cell office:value-type="string">
            <text:p>[(1269, 996), (1309, 996), (1309, 1046), (1269, 1046)]</text:p>
          </table:table-cell>
          <table:table-cell office:value-type="string">
            <text:p>[(1332, 994), (1401, 994), (1401, 1043), (1332, 1043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94, 992), (1622, 992), (1622, 1043), (1594, 1043)]</text:p>
          </table:table-cell>
          <table:table-cell office:value-type="string">
            <text:p>[(1717, 998), (1807, 998), (1807, 1050), (1717, 1050)]</text:p>
          </table:table-cell>
          <table:table-cell office:value-type="string">
            <text:p>[(1873, 991), (1906, 991), (1906, 1041), (1873, 1041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9, 1052), (338, 1052), (338, 1100), (319, 110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3, 1121), (339, 1121), (339, 1168), (313, 1168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7, 1184), (339, 1184), (339, 1230), (317, 123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609, 1176), (638, 1176), (638, 1227), (609, 1227)]</text:p>
          </table:table-cell>
          <table:table-cell office:value-type="string">
            <text:p>[(796, 1183), (901, 1183), (901, 1234), (796, 1234)]</text:p>
          </table:table-cell>
          <table:table-cell office:value-type="string">
            <text:p>[(1001, 1148), (1088, 1148), (1088, 1237), (1001, 1237)]</text:p>
          </table:table-cell>
          <table:table-cell office:value-type="string">
            <text:p/>
          </table:table-cell>
          <table:table-cell office:value-type="string">
            <text:p>[(1137, 1185), (1245, 1185), (1245, 1235), (1137, 1235)]</text:p>
          </table:table-cell>
          <table:table-cell office:value-type="string">
            <text:p>[(1267, 1184), (1317, 1184), (1317, 1234), (1267, 1234)]</text:p>
          </table:table-cell>
          <table:table-cell office:value-type="string">
            <text:p>[(1341, 1184), (1413, 1184), (1413, 1235), (1341, 1235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96, 1175), (1624, 1175), (1624, 1225), (1596, 1225)]</text:p>
          </table:table-cell>
          <table:table-cell office:value-type="string">
            <text:p>[(1717, 1163), (1827, 1163), (1827, 1214), (1717, 1214)]</text:p>
          </table:table-cell>
          <table:table-cell office:value-type="string">
            <text:p>[(1876, 1178), (1908, 1178), (1908, 1228), (1876, 1228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1, 1246), (336, 1246), (336, 1292), (311, 1292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3, 1304), (339, 1304), (339, 1351), (313, 1351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287, 1365), (358, 1365), (358, 1411), (287, 1411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593, 1366), (622, 1366), (622, 1416), (593, 1416)]</text:p>
          </table:table-cell>
          <table:table-cell office:value-type="string">
            <text:p>[(827, 1364), (851, 1364), (851, 1414), (827, 1414)]</text:p>
          </table:table-cell>
          <table:table-cell office:value-type="string">
            <text:p>[(1004, 1322), (1087, 1322), (1087, 1417), (1004, 1417)]</text:p>
          </table:table-cell>
          <table:table-cell office:value-type="string">
            <text:p/>
          </table:table-cell>
          <table:table-cell office:value-type="string">
            <text:p>[(1147, 1369), (1245, 1369), (1245, 1419), (1147, 1419)]</text:p>
          </table:table-cell>
          <table:table-cell office:value-type="string">
            <text:p>[(1278, 1366), (1320, 1366), (1320, 1416), (1278, 1416)]</text:p>
          </table:table-cell>
          <table:table-cell office:value-type="string">
            <text:p>[(1338, 1368), (1406, 1368), (1406, 1418), (1338, 1418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97, 1368), (1623, 1368), (1623, 1417), (1597, 1417)]</text:p>
          </table:table-cell>
          <table:table-cell office:value-type="string">
            <text:p>[(1716, 1319), (1778, 1319), (1778, 1367), (1716, 1367)][(1713, 1356), (1834, 1356), (1834, 1409), (1713, 1409)][(1694, 1441), (1813, 1441), (1813, 1499), (1694, 1499)][(1719, 1398), (1786, 1398), (1786, 1448), (1719, 1448)]</text:p>
          </table:table-cell>
          <table:table-cell office:value-type="string">
            <text:p>[(1880, 1372), (1911, 1372), (1911, 1421), (1880, 1421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287, 2351), (362, 2351), (362, 2394), (287, 2394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9, 2409), (343, 2409), (343, 2455), (319, 2455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3, 2470), (345, 2470), (345, 2516), (323, 2516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996, 2434), (1074, 2434), (1074, 2493), (996, 2493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3, 2531), (347, 2531), (347, 2580), (323, 258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542, 2531), (668, 2531), (668, 2582), (542, 2582)]</text:p>
          </table:table-cell>
          <table:table-cell office:value-type="string">
            <text:p>[(770, 2537), (919, 2537), (919, 2590), (770, 2590)]</text:p>
          </table:table-cell>
          <table:table-cell office:value-type="string">
            <text:p>[(1001, 2518), (1074, 2518), (1074, 2592), (1001, 2592)]</text:p>
          </table:table-cell>
          <table:table-cell office:value-type="string">
            <text:p/>
          </table:table-cell>
          <table:table-cell office:value-type="string">
            <text:p>[(1152, 2540), (1268, 2540), (1268, 2589), (1152, 2589)]</text:p>
          </table:table-cell>
          <table:table-cell office:value-type="string">
            <text:p>[(1264, 2538), (1308, 2538), (1308, 2585), (1264, 2585)]</text:p>
          </table:table-cell>
          <table:table-cell office:value-type="string">
            <text:p>[(1332, 2536), (1392, 2536), (1392, 2586), (1332, 2586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94, 2541), (1647, 2541), (1647, 2593), (1594, 2593)]</text:p>
          </table:table-cell>
          <table:table-cell office:value-type="string">
            <text:p>[(1719, 2515), (1816, 2515), (1816, 2565), (1719, 2565)][(1713, 2478), (1805, 2478), (1805, 2528), (1713, 2528)][(1724, 2555), (1818, 2555), (1818, 2603), (1724, 2603)][(1716, 2600), (1813, 2600), (1813, 2648), (1716, 2648)][(1750, 2285), (1885, 2285), (1885, 2336), (1750, 2336)]</text:p>
          </table:table-cell>
          <table:table-cell office:value-type="string">
            <text:p>[(1863, 2539), (1900, 2539), (1900, 2589), (1863, 2589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9, 2593), (345, 2593), (345, 2641), (319, 2641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6, 2654), (347, 2654), (347, 2700), (326, 270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4, 2716), (347, 2716), (347, 2762), (324, 2762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600, 2710), (625, 2710), (625, 2758), (600, 2758)]</text:p>
          </table:table-cell>
          <table:table-cell office:value-type="string">
            <text:p>[(764, 2715), (918, 2715), (918, 2768), (764, 2768)]</text:p>
          </table:table-cell>
          <table:table-cell office:value-type="string">
            <text:p>[(1003, 2688), (1078, 2688), (1078, 2772), (1003, 2772)]</text:p>
          </table:table-cell>
          <table:table-cell office:value-type="string">
            <text:p/>
          </table:table-cell>
          <table:table-cell office:value-type="string">
            <text:p>[(1138, 2723), (1244, 2723), (1244, 2773), (1138, 2773)]</text:p>
          </table:table-cell>
          <table:table-cell office:value-type="string">
            <text:p>[(1262, 2723), (1310, 2723), (1310, 2774), (1262, 2774)]</text:p>
          </table:table-cell>
          <table:table-cell office:value-type="string">
            <text:p>[(1326, 2718), (1394, 2718), (1394, 2770), (1326, 277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81, 2721), (1663, 2721), (1663, 2771), (1581, 2771)]</text:p>
          </table:table-cell>
          <table:table-cell office:value-type="string">
            <text:p>[(1716, 2694), (1818, 2694), (1818, 2742), (1716, 2742)][(1714, 2742), (1831, 2742), (1831, 2794), (1714, 2794)]</text:p>
          </table:table-cell>
          <table:table-cell office:value-type="string">
            <text:p>[(1870, 2729), (1896, 2729), (1896, 2779), (1870, 2779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4, 2775), (344, 2775), (344, 2822), (324, 2822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1, 2839), (345, 2839), (345, 2886), (321, 2886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3, 2903), (345, 2903), (345, 2950), (323, 295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595, 2895), (625, 2895), (625, 2945), (595, 2945)]</text:p>
          </table:table-cell>
          <table:table-cell office:value-type="string">
            <text:p>[(837, 2893), (862, 2893), (862, 2943), (837, 2943)]</text:p>
          </table:table-cell>
          <table:table-cell office:value-type="string">
            <text:p>[(1011, 2908), (1054, 2908), (1054, 2955), (1011, 2955)]</text:p>
          </table:table-cell>
          <table:table-cell office:value-type="string">
            <text:p/>
          </table:table-cell>
          <table:table-cell office:value-type="string">
            <text:p>[(1142, 2909), (1249, 2909), (1249, 2958), (1142, 2958)]</text:p>
          </table:table-cell>
          <table:table-cell office:value-type="string">
            <text:p>[(1265, 2905), (1316, 2905), (1316, 2956), (1265, 2956)]</text:p>
          </table:table-cell>
          <table:table-cell office:value-type="string">
            <text:p>[(1328, 2883), (1410, 2883), (1410, 2955), (1328, 2955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85, 2905), (1646, 2905), (1646, 2959), (1585, 2959)]</text:p>
          </table:table-cell>
          <table:table-cell office:value-type="string">
            <text:p>[(1716, 2858), (1773, 2858), (1773, 2906), (1716, 2906)][(1713, 2900), (1830, 2900), (1830, 2949), (1713, 2949)][(1706, 2944), (1826, 2944), (1826, 2995), (1706, 2995)]</text:p>
          </table:table-cell>
          <table:table-cell office:value-type="string">
            <text:p>[(1867, 2890), (1899, 2890), (1899, 2940), (1867, 2940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2, 2965), (341, 2965), (341, 3010), (312, 301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3, 3027), (341, 3027), (341, 3071), (313, 3071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1-10-10T10:54:38.808867</meta:creation-date>
    <dc:date>2021-10-10T10:54:38.828121</dc:date>
    <meta:generator>http://pypi.python.org/pypi/ezodf/0.1.0$Python3.8.10 (default, Jun  4 2021, 15:09:15) 
[GCC 7.5.0]</meta:generator>
    <meta:document-statistic/>
    <meta:editing-cycles>1</meta:editing-cycles>
  </office:meta>
</office:document-meta>
</file>